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34.675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6.734cm" fo:min-width="14.74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.702cm" fo:min-width="5.85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703cm" fo:min-width="12.835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702cm" fo:min-width="12.835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702cm" fo:min-width="5.85cm"/>
    </style:style>
    <style:style style:name="gr7" style:family="graphic" style:parent-style-name="standard">
      <style:graphic-properties draw:textarea-horizontal-align="justify" draw:textarea-vertical-align="middle" draw:auto-grow-height="false" fo:min-height="0.702cm" fo:min-width="0.13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878cm" fo:min-width="4.58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702cm" fo:min-width="4.263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.702cm" fo:min-width="4.263cm"/>
    </style:style>
    <style:style style:name="gr11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4.83cm" fo:min-width="14.74cm"/>
    </style:style>
    <style:style style:name="gr1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5.147cm" fo:min-width="14.74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702cm" fo:min-width="5.85cm"/>
      <style:paragraph-properties style:writing-mode="lr-tb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702cm" fo:min-width="5.85cm"/>
      <style:paragraph-properties style:writing-mode="lr-tb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703cm" fo:min-width="12.835cm"/>
      <style:paragraph-properties style:writing-mode="lr-tb"/>
    </style:style>
    <style:style style:name="gr16" style:family="graphic" style:parent-style-name="standard">
      <style:graphic-properties svg:stroke-color="#ffff00" svg:stroke-opacity="70%" draw:fill="none" draw:fill-color="#eeeeee" draw:opacity="100%" draw:textarea-horizontal-align="justify" draw:textarea-vertical-align="middle" draw:auto-grow-height="false" fo:min-height="2.773cm" fo:min-width="13.47cm"/>
    </style:style>
    <style:style style:name="gr17" style:family="graphic" style:parent-style-name="standard">
      <style:graphic-properties draw:fill-color="#666666" draw:textarea-horizontal-align="justify" draw:textarea-vertical-align="middle" draw:auto-grow-height="false" fo:min-height="0.702cm" fo:min-width="1.405cm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34.92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name" svg:width="15.24cm" svg:height="6.984cm" svg:x="2.58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name" svg:width="6.35cm" svg:height="0.952cm" svg:x="3.85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name" svg:width="13.335cm" svg:height="0.953cm" svg:x="3.857cm" svg:y="8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name" svg:width="13.335cm" svg:height="0.952cm" svg:x="3.857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name" svg:width="13.335cm" svg:height="0.953cm" svg:x="3.857cm" svg:y="12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name" svg:width="6.35cm" svg:height="0.952cm" svg:x="10.842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name" svg:width="0.635cm" svg:height="0.952cm" svg:x="2.904cm" svg:y="7.35cm">
          <text:p text:style-name="P5">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name" svg:width="0.635cm" svg:height="0.952cm" svg:x="2.904cm" svg:y="8.937cm">
          <text:p text:style-name="P5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name" svg:width="0.635cm" svg:height="0.952cm" svg:x="2.904cm" svg:y="10.525cm">
          <text:p text:style-name="P5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name" svg:width="0.635cm" svg:height="0.952cm" svg:x="2.904cm" svg:y="12.112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photos" svg:width="5.08cm" svg:height="4.128cm" svg:x="2.905cm" svg:y="1.9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photos" svg:width="4.763cm" svg:height="0.952cm" svg:x="8.937cm" svg:y="1.9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photos" svg:width="4.763cm" svg:height="0.952cm" svg:x="8.937cm" svg:y="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photos" svg:width="15.24cm" svg:height="5.0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number" svg:width="15.24cm" svg:height="5.397cm" svg:x="2.587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number" svg:width="6.35cm" svg:height="0.952cm" svg:x="3.857cm" svg:y="14.652cm">
          <text:p text:style-name="P5">F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number" svg:width="6.35cm" svg:height="0.952cm" svg:x="10.842cm" svg:y="14.653cm">
          <text:p text:style-name="P5">[2021-11-08 23:49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number" svg:width="13.335cm" svg:height="0.953cm" svg:x="3.857cm" svg:y="16.239cm">
          <text:p text:style-name="P5">888 727 1232 #21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number" svg:width="13.97cm" svg:height="3.023cm" svg:x="3.54cm" svg:y="14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number" svg:width="1.905cm" svg:height="0.952cm" svg:x="8.62cm" svg:y="18.145cm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number" svg:width="15.24cm" svg:height="5.397cm" svg:x="2.587cm" svg:y="2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number" svg:width="6.35cm" svg:height="0.952cm" svg:x="3.857cm" svg:y="20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number" svg:width="6.35cm" svg:height="0.952cm" svg:x="10.842cm" svg:y="20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number" svg:width="13.335cm" svg:height="0.953cm" svg:x="3.857cm" svg:y="21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number" svg:width="13.97cm" svg:height="3.023cm" svg:x="3.54cm" svg:y="20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number" svg:width="1.905cm" svg:height="0.952cm" svg:x="8.62cm" svg:y="23.86cm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photos"/>
      <draw:layer draw:name="name"/>
      <draw:layer draw:name="number"/>
      <draw:layer draw:name="email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8T23:50:02.431000000</dc:date>
    <meta:editing-duration>PT1H13M14S</meta:editing-duration>
    <meta:editing-cycles>59</meta:editing-cycles>
    <meta:generator>LibreOffice/7.1.4.2$Windows_X86_64 LibreOffice_project/a529a4fab45b75fefc5b6226684193eb000654f6</meta:generator>
    <meta:document-statistic meta:object-count="27"/>
  </office:meta>
</office:document-meta>
</file>